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00000003AAC0714244D9108DD.png" manifest:media-type="image/png"/>
  <manifest:file-entry manifest:full-path="Pictures/10000000000000400000003A9FB5C612805DDFA2.pdf" manifest:media-type="application/pd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d05fc" officeooo:paragraph-rsid="001d05fc"/>
    </style:style>
    <style:style style:name="fr1" style:family="graphic" style:parent-style-name="Graphics">
      <style:graphic-properties style:horizontal-pos="center" style:horizontal-rel="paragraph" fo:padding="0.049cm" fo:border="0.99pt solid #ff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999cm" svg:height="6.96cm" draw:z-index="0"><draw:image xlink:href="Pictures/10000000000000400000003A9FB5C612805DDFA2.pdf" xlink:type="simple" xlink:show="embed" xlink:actuate="onLoad"/><draw:image xlink:href="Pictures/10000000000000400000003AAC0714244D9108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20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7-02-15T14:17:02.097769435</meta:creation-date>
    <dc:date>2017-02-17T12:20:40.139800346</dc:date>
    <dc:creator>Miklos Vajna</dc:creator>
    <meta:editing-duration>PT3M46S</meta:editing-duration>
    <meta:editing-cycles>6</meta:editing-cycles>
    <meta:generator>LibreOfficeDev/5.4.0.0.alpha0$Linux_X86_64 LibreOffice_project/c995531d8a7c97f684f2e65707c7b3f87a0ba37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